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text-properties officeooo:paragraph-rsid="0010503a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1ad030" style:font-size-asian="12pt" style:font-size-complex="12pt"/>
    </style:style>
    <style:style style:name="P7" style:family="paragraph" style:parent-style-name="Frame_20_contents">
      <style:text-properties style:font-name="arial" fo:font-size="11pt" officeooo:paragraph-rsid="001ad030" style:font-size-asian="11pt" style:font-size-complex="11pt"/>
    </style:style>
    <style:style style:name="P8" style:family="paragraph" style:parent-style-name="Frame_20_contents">
      <style:text-properties style:font-name="arial" fo:font-size="16pt" officeooo:paragraph-rsid="001ad030" style:font-size-asian="16pt" style:font-size-complex="16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b7b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1ad030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d030" style:font-size-asian="10pt" style:font-size-complex="10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UrbanBody" style:list-style-name="L1">
      <style:paragraph-properties fo:text-align="justify" style:justify-single-word="false"/>
      <style:text-properties style:font-name="arial" fo:font-size="11pt" fo:language="fr" fo:country="FR" style:font-size-asian="11pt" style:font-size-complex="11pt"/>
    </style:style>
    <style:style style:name="P15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UrbanBody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size-complex="11pt"/>
    </style:style>
    <style:style style:name="P18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ad03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Urban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1" style:family="paragraph" style:parent-style-name="UrbanTitle">
      <style:paragraph-properties fo:text-align="center" style:justify-single-word="false"/>
      <style:text-properties style:font-name="arial" fo:font-size="13pt" fo:font-style="normal" style:text-underline-style="none" officeooo:paragraph-rsid="001ad030" style:font-size-asian="13pt" style:font-style-asian="normal" style:font-size-complex="13pt" style:font-style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22"><text:span text:style-name="T20">do text</text:span></text:p><text:p text:style-name="P22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7"><office:annotation><dc:creator>Gauthier Bastien</dc:creator><dc:date>2011-01-13T14:56:41</dc:date><text:p text:style-name="P22"><text:span text:style-name="T19">do text</text:span></text:p><text:p text:style-name="P22"><text:span text:style-name="T19">from document(at=reference, format='odt')</text:span></text:p></office:annotation><text:span text:style-name="T2">Import depuis reference.odt</text:span></text:p>
      <text:p text:style-name="P8"><text:span text:style-name="T2"/></text:p>
      <text:p text:style-name="P21">DOSSIER INCOMPLET UNE SECONDE FOIS</text:p>
      <text:p text:style-name="P21">DOSSIER IRRECEVABLE</text:p>
      <text:p text:style-name="P13"><text:tab/></text:p>
      <text:list xml:id="list3741042681" text:style-name="L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13"><office:annotation><dc:creator>Gauthier Bastien</dc:creator><dc:date>2011-02-16T16:12:24</dc:date><text:p text:style-name="P22"><text:span text:style-name="T22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22"><text:span text:style-name="T21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3"><text:span text:style-name="T1">Objet :</text:span> <text:text-input text:description="Objet des travaux">licence_helper.licenceSubject</text:text-input></text:p>
      <text:p text:style-name="P13"><text:span text:style-name="T1">Situation :</text:span> <text:text-input text:description="Situation des travaux">self.getWorkLocationSignaletic()</text:text-input></text:p>
      <text:p text:style-name="P11"><text:span text:style-name="T1">Référence cadastrale</text:span> : <text:text-input text:description="Parcelles">self.getPortionOutsText()</text:text-input></text:p>
      <text:p text:style-name="P13"/>
      <text:p text:style-name="P13"/>
      <text:p text:style-name="P9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15">En application de l'article D.IV.33, nous vous informons que :</text:p>
      <text:p text:style-name="P15"/>
      <text:list xml:id="list343588558" text:style-name="L2">
        <text:list-item>
          <text:list>
            <text:list-item>
              <text:p text:style-name="P16">le délai de 180 jours pour la réception de vos compléments est épuisé.</text:p>
            </text:list-item>
            <text:list-item>
              <text:p text:style-name="P16">La demande de permis est incomplète pour une seconde fois.</text:p>
            </text:list-item>
          </text:list>
        </text:list-item>
      </text:list>
      <text:p text:style-name="P17"/>
      <text:p text:style-name="P13">Dès lors, votre dossier est IRRECEVABLE.</text:p>
      <text:p text:style-name="P13"/>
      <text:p text:style-name="P18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3"/>
      <text:p text:style-name="P19"/>
      <text:p text:style-name="P19"><office:annotation><dc:creator>Gauthier Bastien</dc:creator><dc:date>2011-01-13T14:56:41</dc:date><text:p text:style-name="P22"><text:span text:style-name="T20">do text</text:span></text:p><text:p text:style-name="P22"><text:span text:style-name="T20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5:08:38.022319160</dc:date>
    <meta:editing-duration>PT3H8M36S</meta:editing-duration>
    <meta:editing-cycles>52</meta:editing-cycles>
    <meta:generator>LibreOffice/6.3.5.2$Linux_X86_64 LibreOffice_project/30$Build-2</meta:generator>
    <meta:document-statistic meta:table-count="1" meta:image-count="0" meta:object-count="0" meta:page-count="1" meta:paragraph-count="20" meta:word-count="112" meta:character-count="953" meta:non-whitespace-character-count="876"/>
  </office:meta>
</office:document-meta>
</file>